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F4800000972A39BB4C9.png"/>
  <manifest:file-entry manifest:media-type="image/png" manifest:full-path="Pictures/10000000000008B50000060C4843CB15.png"/>
  <manifest:file-entry manifest:media-type="image/jpeg" manifest:full-path="Pictures/10000000000002E90000039210780A7E.jpg"/>
  <manifest:file-entry manifest:media-type="image/png" manifest:full-path="Pictures/1000000000000320000002589EFEFDEA.png"/>
  <manifest:file-entry manifest:media-type="image/png" manifest:full-path="Pictures/100000000000030500000211EAA7B247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rededges-title">
      <style:graphic-properties draw:fill-color="#ffffff" fo:min-height="3.256cm"/>
    </style:style>
    <style:style style:name="pr2" style:family="presentation" style:parent-style-name="lyt-rededges-outline1">
      <style:graphic-properties draw:fill-color="#ffffff" fo:min-height="10.336cm"/>
    </style:style>
    <style:style style:name="pr3" style:family="presentation" style:parent-style-name="lyt-rededges-notes">
      <style:graphic-properties draw:fill-color="#ffffff" draw:auto-grow-height="true" fo:min-height="13.365cm"/>
    </style:style>
    <style:style style:name="pr4" style:family="presentation" style:parent-style-name="lyt-rededges-title">
      <style:graphic-properties fo:min-height="3.506cm"/>
    </style:style>
    <style:style style:name="pr5" style:family="presentation" style:parent-style-name="lyt-rededges-notes">
      <style:graphic-properties draw:fill-color="#ffffff" fo:min-height="13.364cm"/>
    </style:style>
    <style:style style:name="pr6" style:family="presentation" style:parent-style-name="lyt-rededges-outline1">
      <style:graphic-properties fo:min-height="10.5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align="start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</style:style>
    <style:style style:name="T1" style:family="text">
      <style:text-properties fo:font-family="'Apple LiGothic'" style:font-family-generic="swiss" style:font-pitch="variable" fo:font-size="36pt" style:font-size-asian="36pt" style:font-size-complex="36pt"/>
    </style:style>
    <style:style style:name="T2" style:family="text">
      <style:text-properties fo:font-size="28pt" fo:font-style="italic" style:font-size-asian="28pt" style:font-style-asian="italic" style:font-size-complex="2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ededges" presentation:presentation-page-layout-name="AL1T1">
        <draw:frame presentation:style-name="pr1" draw:text-style-name="P1" draw:layer="layout" svg:width="17.099cm" svg:height="3.256cm" svg:x="10.1cm" svg:y="0.962cm" presentation:class="title" presentation:user-transformed="true">
          <draw:text-box>
            <text:p>HES </text:p>
          </draw:text-box>
        </draw:frame>
        <draw:frame presentation:style-name="pr2" draw:text-style-name="P2" draw:layer="layout" svg:width="21.599cm" svg:height="10.336cm" svg:x="5.5cm" svg:y="4.914cm" presentation:class="outline" presentation:user-transformed="true">
          <draw:text-box>
            <text:list text:style-name="L2">
              <text:list-header>
                <text:p><text:span text:style-name="T1">Vorstellung des Systems</text:span></text:p>
                <text:p><text:span text:style-name="T2">Dino Buskulic &amp; Jan Menzel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lyt-rededges" presentation:presentation-page-layout-name="AL1T1">
        <draw:frame presentation:style-name="pr4" draw:layer="layout" svg:width="17.099cm" svg:height="3.506cm" svg:x="10.1cm" svg:y="0.837cm" presentation:class="title" presentation:user-transformed="true">
          <draw:text-box>
            <text:p>HES Kontextsicht</text:p>
          </draw:text-box>
        </draw:frame>
        <draw:frame draw:style-name="gr2" draw:text-style-name="P4" draw:layer="layout" svg:width="26.6cm" svg:height="17cm" svg:x="0.6cm" svg:y="3.4cm" presentation:class="graphic" presentation:user-transformed="true">
          <draw:image xlink:href="Pictures/10000000000008B50000060C4843CB1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yt-rededges" presentation:presentation-page-layout-name="AL1T1">
        <office:forms form:automatic-focus="false" form:apply-design-mode="false"/>
        <draw:frame draw:style-name="gr2" draw:text-style-name="P4" draw:layer="layout" svg:width="23cm" svg:height="21cm" svg:x="0cm" svg:y="0cm" presentation:class="graphic" presentation:user-transformed="true">
          <draw:image xlink:href="Pictures/10000000000002E90000039210780A7E.jpg" xlink:type="simple" xlink:show="embed" xlink:actuate="onLoad">
            <text:p/>
          </draw:image>
        </draw:frame>
        <draw:frame presentation:style-name="pr4" draw:layer="layout" svg:width="17.099cm" svg:height="3.506cm" svg:x="10.101cm" svg:y="0.837cm" presentation:class="title" presentation:user-transformed="true">
          <draw:text-box>
            <text:p>HES Bausteinsicht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lyt-rededges" presentation:presentation-page-layout-name="AL1T1">
        <draw:frame draw:style-name="gr2" draw:text-style-name="P4" draw:layer="layout" svg:width="28cm" svg:height="17.6cm" svg:x="0cm" svg:y="3.4cm" presentation:class="graphic" presentation:user-transformed="true">
          <draw:image xlink:href="Pictures/100000000000030500000211EAA7B247.png" xlink:type="simple" xlink:show="embed" xlink:actuate="onLoad">
            <text:p/>
          </draw:image>
        </draw:frame>
        <draw:frame presentation:style-name="pr4" draw:layer="layout" svg:width="17.099cm" svg:height="3.506cm" svg:x="10.102cm" svg:y="0.837cm" presentation:class="title" presentation:user-transformed="true">
          <draw:text-box>
            <text:p>HES Innensicht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lyt-rededges" presentation:presentation-page-layout-name="AL1T1">
        <office:forms form:automatic-focus="false" form:apply-design-mode="false"/>
        <draw:frame presentation:style-name="pr4" draw:layer="layout" svg:width="17.099cm" svg:height="3.506cm" svg:x="10.1cm" svg:y="0.837cm" presentation:class="title" presentation:user-transformed="true">
          <draw:text-box>
            <text:p>HES Laufzeitsicht</text:p>
          </draw:text-box>
        </draw:frame>
        <draw:frame draw:style-name="gr2" draw:text-style-name="P4" draw:layer="layout" svg:width="28cm" svg:height="21cm" svg:x="0cm" svg:y="3.6cm" presentation:class="graphic" presentation:user-transformed="true">
          <draw:image xlink:href="Pictures/1000000000000F4800000972A39BB4C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lyt-rededges" presentation:presentation-page-layout-name="AL1T1">
        <draw:frame presentation:style-name="pr4" draw:layer="layout" svg:width="17.099cm" svg:height="3.506cm" svg:x="10.1cm" svg:y="0.837cm" presentation:class="title" presentation:user-transformed="true">
          <draw:text-box>
            <text:p>Vielen Dank!</text:p>
          </draw:text-box>
        </draw:frame>
        <draw:frame presentation:style-name="pr6" draw:layer="layout" svg:width="21.599cm" svg:height="10.586cm" svg:x="5.5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shapes8" xlink:href="Pictures/1000000000000320000002589EFEFDEA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rededges-background" style:family="presentation">
      <style:graphic-properties draw:stroke="none" draw:fill="bitmap" draw:fill-image-name="ashapes8" style:repeat="stretch"/>
    </style:style>
    <style:style style:name="lyt-rededges-backgroundobjects" style:family="presentation">
      <style:graphic-properties draw:shadow="hidden" draw:shadow-offset-x="0.3cm" draw:shadow-offset-y="0.3cm" draw:shadow-color="#808080"/>
    </style:style>
    <style:style style:name="lyt-rededges-notes" style:family="presentation">
      <style:graphic-properties draw:stroke="none" draw:fill="none">
        <text:list-style style:name="lyt-rededg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ededges-outline1" style:family="presentation">
      <style:graphic-properties draw:stroke="none" draw:fill="none">
        <text:list-style style:name="lyt-red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outline2" style:family="presentation" style:parent-style-name="lyt-rededg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ededges-outline3" style:family="presentation" style:parent-style-name="lyt-rededg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ededges-outline4" style:family="presentation" style:parent-style-name="lyt-rededg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ededges-outline5" style:family="presentation" style:parent-style-name="lyt-rededg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ededges-outline6" style:family="presentation" style:parent-style-name="lyt-rededg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ededges-outline7" style:family="presentation" style:parent-style-name="lyt-rededg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ededges-outline8" style:family="presentation" style:parent-style-name="lyt-rededg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ededges-outline9" style:family="presentation" style:parent-style-name="lyt-rededg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ededges-subtitle" style:family="presentation">
      <style:graphic-properties draw:stroke="none" draw:fill="none" draw:textarea-vertical-align="middle">
        <text:list-style style:name="lyt-reded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title" style:family="presentation">
      <style:graphic-properties draw:stroke="none" draw:fill="none" draw:textarea-vertical-align="middle">
        <text:list-style style:name="lyt-reded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800000" style:text-outline="false" style:text-line-through-style="none" fo:font-family="Albany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ashapes8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rededges-title">
      <style:graphic-properties draw:fill-color="#ffffff" draw:auto-grow-height="false" fo:min-height="3.507cm"/>
    </style:style>
    <style:style style:name="Mpr2" style:family="presentation" style:parent-style-name="lyt-rededges-backgroundobjects">
      <style:graphic-properties draw:stroke="none" draw:fill="none" draw:fill-color="#ffffff" draw:auto-grow-height="false" fo:min-height="1.449cm"/>
    </style:style>
    <style:style style:name="Mpr3" style:family="presentation" style:parent-style-name="lyt-rededges-backgroundobjects">
      <style:graphic-properties draw:stroke="none" draw:fill="none" draw:fill-color="#ffffff" draw:auto-grow-height="false" fo:min-height="1.485cm"/>
    </style:style>
    <style:style style:name="Mpr4" style:family="presentation" style:parent-style-name="lyt-rededg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rededges" style:page-layout-name="PM1" draw:style-name="Mdp1">
      <draw:frame presentation:style-name="Mpr1" draw:text-style-name="MP3" draw:layer="backgroundobjects" svg:width="17.099cm" svg:height="3.506cm" svg:x="10.1cm" svg:y="0.837cm" presentation:class="title">
        <draw:text-box>
          <text:p text:style-name="MP3">Click to edit the title text format</text:p>
        </draw:text-box>
      </draw:frame>
      <draw:frame presentation:style-name="lyt-rededges-outline1" draw:layer="backgroundobjects" svg:width="21.599cm" svg:height="10.586cm" svg:x="5.5cm" svg:y="4.914cm" presentation:class="outline" presentation:placeholder="true">
        <draw:text-box/>
      </draw:frame>
      <draw:frame presentation:style-name="Mpr2" draw:text-style-name="MP1" draw:layer="backgroundobjects" svg:width="6.523cm" svg:height="1.448cm" svg:x="4.9cm" svg:y="16.9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448cm" svg:x="11.676cm" svg:y="18.631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876cm" svg:y="18.6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lyt-rededges-title" draw:layer="backgroundobjects" svg:width="14.848cm" svg:height="11.136cm" svg:x="3.075cm" svg:y="2.257cm" presentation:class="page"/>
        <draw:frame presentation:style-name="lyt-rededge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Unix OpenOffice.org_project/341m1$Build-9593</meta:generator>
    <dc:title>Rote Ecken</dc:title>
    <dc:description>Präsentationshintergrund Vorlage</dc:description>
    <meta:creation-date>2013-05-15T10:30:23</meta:creation-date>
    <dc:language>de-DE</dc:language>
    <meta:editing-cycles>2</meta:editing-cycles>
    <meta:editing-duration>PT5M25S</meta:editing-duration>
    <dc:date>2013-05-15T10:57:44</dc:date>
    <meta:document-statistic meta:object-count="48"/>
    <meta:user-defined meta:name="Info 1"/>
    <meta:user-defined meta:name="Info 2"/>
    <meta:user-defined meta:name="Info 3"/>
    <meta:user-defined meta:name="Info 4"/>
    <meta:template xlink:type="simple" xlink:actuate="onRequest" xlink:title="Rote Ecken" xlink:href="../../../../../../../Applications/OpenOffice.org.app/Contents/basis-link/share/template/de/layout/lyt-rededges.otp"/>
  </office:meta>
</office:document-meta>
</file>